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officeooo:rsid="001ee1c9" officeooo:paragraph-rsid="001ee1c9"/>
    </style:style>
    <style:style style:name="P7" style:family="paragraph" style:parent-style-name="Standard">
      <style:text-properties officeooo:rsid="001fbc66" officeooo:paragraph-rsid="001fbc66"/>
    </style:style>
    <style:style style:name="P8"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9" style:family="paragraph" style:parent-style-name="Standard" style:list-style-name="L2">
      <style:text-properties fo:language="ru" fo:country="RU" officeooo:rsid="001ee1c9" officeooo:paragraph-rsid="001ee1c9"/>
    </style:style>
    <style:style style:name="P10" style:family="paragraph" style:parent-style-name="Standard">
      <style:text-properties fo:language="ru" fo:country="RU" officeooo:rsid="001fbc66" officeooo:paragraph-rsid="001fbc66"/>
    </style:style>
    <style:style style:name="P11" style:family="paragraph" style:parent-style-name="Standard">
      <style:text-properties fo:language="ru" fo:country="RU" officeooo:rsid="001fbc66" officeooo:paragraph-rsid="002b153f"/>
    </style:style>
    <style:style style:name="P12" style:family="paragraph" style:parent-style-name="Standard">
      <style:text-properties fo:language="ru" fo:country="RU" fo:font-weight="bold" officeooo:rsid="002ef736" officeooo:paragraph-rsid="002ef736" style:font-weight-asian="bold" style:font-weight-complex="bold"/>
    </style:style>
    <style:style style:name="P13"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14"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1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1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1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1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1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2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2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2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23"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24"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25"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26"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27"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28"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29"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30"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31"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officeooo:rsid="001afa93"/>
    </style:style>
    <style:style style:name="T7" style:family="text">
      <style:text-properties officeooo:rsid="0023caf0"/>
    </style:style>
    <style:style style:name="T8" style:family="text">
      <style:text-properties officeooo:rsid="002ce77d"/>
    </style:style>
    <style:style style:name="fr1"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2" style:family="graphic" style:parent-style-name="Frame">
      <style:graphic-properties style:vertical-pos="from-top" style:vertical-rel="page" style:horizontal-pos="from-left" style:horizontal-rel="pag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2" text:anchor-type="page" text:anchor-page-number="2" svg:x="0.8846in" svg:y="1.7457in" svg:width="0.7902in" draw:z-index="1">
        <draw:text-box fo:min-height="0.7571in">
          <text:p text:style-name="P31">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1" draw:name="Frame1" text:anchor-type="paragraph" svg:x="2.9102in" svg:y="0.0807in" svg:width="3.7728in" draw:z-index="0"><draw:text-box fo:min-height="5.522in"><text:p text:style-name="P3">Быстрый тест:</text:p><text:list xml:id="list2777193166" text:style-name="L1"><text:list-item><text:p text:style-name="P13">Управление проектом</text:p></text:list-item><text:list-item><text:p text:style-name="P15">Определение проекта</text:p></text:list-item><text:list-item><text:p text:style-name="P16">Команда проекта</text:p></text:list-item><text:list-item><text:p text:style-name="P16">Команда управления проектом</text:p></text:list-item><text:list-item><text:p text:style-name="P16">Заинтересованная сторона</text:p></text:list-item><text:list-item><text:p text:style-name="P16">Управление заинтересованными сторонами</text:p></text:list-item><text:list-item><text:p text:style-name="P17">Руководство </text:p></text:list-item><text:list-item><text:p text:style-name="P18">Офис управления проектами(PMO)</text:p><text:list><text:list-item><text:p text:style-name="P23">Поддерживающий</text:p></text:list-item><text:list-item><text:p text:style-name="P25">Контролирующий</text:p></text:list-item><text:list-item><text:p text:style-name="P25">Управляющий</text:p></text:list-item></text:list></text:list-item><text:list-item><text:p text:style-name="P19">Организационное управление проектом</text:p></text:list-item><text:list-item><text:p text:style-name="P20">Организационноая структура</text:p><text:list><text:list-item><text:p text:style-name="P27">Матричная</text:p><text:list><text:list-item><text:p text:style-name="P29">Сильная </text:p></text:list-item><text:list-item><text:p text:style-name="P30">Слабая</text:p></text:list-item><text:list-item><text:p text:style-name="P30">Сбалансированная</text:p></text:list-item></text:list></text:list-item><text:list-item><text:p text:style-name="P27">Функцональная</text:p></text:list-item><text:list-item><text:p text:style-name="P28">Проектно-ориентированная</text:p><text:p text:style-name="P28"/></text:list-item></text:list></text:list-item><text:list-item><text:p text:style-name="P14">Project expediter</text:p></text:list-item><text:list-item><text:p text:style-name="P21">Project coordinator</text:p></text:list-item><text:list-item><text:p text:style-name="P21">Факторы среды предприятия</text:p></text:list-item><text:list-item><text:p text:style-name="P21">Активы процессов предприятия</text:p><text:list><text:list-item><text:p text:style-name="P24">Процессы, политики, процедуры</text:p></text:list-item><text:list-item><text:p text:style-name="P26">Историческая информация</text:p></text:list-item><text:list-item><text:p text:style-name="P26">Извлеченные уроки</text:p></text:list-item></text:list></text:list-item><text:list-item><text:p text:style-name="P21">Журнал допущений</text:p></text:list-item><text:list-item><text:p text:style-name="P21">Допущения</text:p></text:list-item><text:list-item><text:p text:style-name="P21">Ограничения</text:p></text:list-item><text:list-item><text:p text:style-name="P21">Данные об исполнении работ, информация и отчеты</text:p></text:list-item><text:list-item><text:p text:style-name="P21">Operational work</text:p></text:list-item><text:list-item><text:p text:style-name="P22">Управление программой</text:p></text:list-item><text:list-item><text:p text:style-name="P22">Управление портфелем</text:p></text:list-item><text:list-item><text:p text:style-name="P22">Экспертное суждение</text:p></text:list-item><text:list-item><text:p text:style-name="P22">Встречи</text:p></text:list-item></text:list><text:p text:style-name="P8"/><text:p text:style-name="P8"/><text:p text:style-name="P8"/></draw:text-box></draw:frame><text:tab/>Это очень важная глава. Да, мы могли бы сказать это о каждой главе этой книги, так как все они добавят вам понимания <text:s/><text:span text:style-name="T6">в </text:span>управлени<text:span text:style-name="T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6"><text:tab/>На экзамене предполагается, что проект имеет следующие характеристики:</text:p>
      <text:list xml:id="list566564590" text:style-name="L2">
        <text:list-item>
          <text:p text:style-name="P9">Это временная деятельность <text:s/>, обладающая <text:s/>началом и концом.</text:p>
        </text:list-item>
        <text:list-item>
          <text:p text:style-name="P9">Проект создает уникальный продукт, услугу или результат.</text:p>
        </text:list-item>
      </text:list>
      <text:p text:style-name="P7"><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0"><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0"><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0"><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0"><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0"><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0"><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0"><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0"><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0"><text:tab/></text:p>
      <text:p text:style-name="P11"><text:span text:style-name="T4">Почему Существуют Проекты</text:span></text:p>
      <text:p text:style-name="P11"><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1"><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1"><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8">результы</text:span> проектной работы могли быть <text:span text:style-name="T8">использованы</text:span> в организаци<text:span text:style-name="T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8">полученные </text:span>преимущества.</text:p>
      <text:p text:style-name="P11"><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1"><text:tab/></text:p>
      <text:p text:style-name="P12">Управлени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5-28T23:03:38.373652926</dc:date>
    <meta:editing-duration>PT12H46M45S</meta:editing-duration>
    <meta:editing-cycles>21</meta:editing-cycles>
    <meta:document-statistic meta:table-count="0" meta:image-count="0" meta:object-count="0" meta:page-count="3" meta:paragraph-count="64" meta:word-count="1062" meta:character-count="7654" meta:non-whitespace-character-count="6665"/>
  </office:meta>
</office:document-meta>
</file>